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7000002658EFFF46576F641B2.png" manifest:media-type="image/png"/>
  <manifest:file-entry manifest:full-path="Pictures/10000001000004D7000003CD8FC82D18C2364C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1fa4" officeooo:paragraph-rsid="00091fa4"/>
    </style:style>
    <style:style style:name="P2" style:family="paragraph" style:parent-style-name="Standard">
      <style:paragraph-properties fo:text-align="justify" style:justify-single-word="false"/>
      <style:text-properties officeooo:rsid="001162e2" officeooo:paragraph-rsid="00091f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draw:frame draw:style-name="fr2" draw:name="Image1" text:anchor-type="char" svg:width="17cm" svg:height="13.349cm" draw:z-index="0"><draw:image xlink:href="Pictures/10000001000004D7000003CD8FC82D18C2364CAF.png" xlink:type="simple" xlink:show="embed" xlink:actuate="onLoad" draw:mime-type="image/png"/></draw:frame><draw:frame draw:style-name="fr1" draw:name="Image2" text:anchor-type="char" svg:x="-0.116cm" svg:y="13.568cm" svg:width="17cm" svg:height="8.41cm" draw:z-index="1"><draw:image xlink:href="Pictures/10000001000004D7000002658EFFF46576F641B2.png" xlink:type="simple" xlink:show="embed" xlink:actuate="onLoad" draw:mime-type="image/png"/></draw:frame></text:p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7:29:30.384607817</meta:creation-date>
    <dc:date>2023-12-11T21:55:30.749219744</dc:date>
    <meta:editing-duration>PT56M55S</meta:editing-duration>
    <meta:editing-cycles>8</meta:editing-cycles>
    <meta:generator>LibreOffice/7.3.7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